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1.005cm"/>
    </style:style>
    <style:style style:name="Tabelle1.B" style:family="table-column">
      <style:table-column-properties style:column-width="7.99cm"/>
    </style:style>
    <style:style style:name="Tabelle1.C" style:family="table-column">
      <style:table-column-properties style:column-width="4.207cm"/>
    </style:style>
    <style:style style:name="Tabelle1.D" style:family="table-column">
      <style:table-column-properties style:column-width="2.19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officeooo:rsid="001ef921" officeooo:paragraph-rsid="001ef921"/>
    </style:style>
    <style:style style:name="P2" style:family="paragraph" style:parent-style-name="Standard">
      <style:paragraph-properties fo:line-height="150%" fo:text-align="start" style:justify-single-word="false"/>
      <style:text-properties fo:color="#00508f" style:font-name="Arial" officeooo:rsid="001ef921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Arial" fo:background-color="transparen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Arial" fo:font-style="italic" style:text-underline-style="solid" style:text-underline-width="auto" style:text-underline-color="font-color" officeooo:rsid="001ef921" style:font-style-asian="italic" style:font-style-complex="italic"/>
    </style:style>
    <style:style style:name="P5" style:family="paragraph" style:parent-style-name="Table_20_Contents">
      <style:paragraph-properties fo:line-height="150%"/>
      <style:text-properties fo:color="#00a65d" style:font-name="Arial" officeooo:rsid="001fb7e8" officeooo:paragraph-rsid="001fb7e8"/>
    </style:style>
    <style:style style:name="P6" style:family="paragraph" style:parent-style-name="Table_20_Contents">
      <style:paragraph-properties fo:line-height="150%"/>
      <style:text-properties fo:color="#00a65d" style:font-name="Arial" officeooo:rsid="002171b6" officeooo:paragraph-rsid="002171b6"/>
    </style:style>
    <style:style style:name="P7" style:family="paragraph" style:parent-style-name="Table_20_Contents">
      <style:paragraph-properties fo:line-height="150%"/>
      <style:text-properties fo:color="#0066b3" style:font-name="Arial" officeooo:rsid="002171b6" officeooo:paragraph-rsid="002171b6"/>
    </style:style>
    <style:style style:name="P8" style:family="paragraph" style:parent-style-name="Table_20_Contents">
      <style:paragraph-properties fo:line-height="150%"/>
      <style:text-properties fo:color="#aa55a1" style:font-name="Arial" officeooo:rsid="0028ff31" officeooo:paragraph-rsid="0028ff31"/>
    </style:style>
    <style:style style:name="P9" style:family="paragraph" style:parent-style-name="Table_20_Contents">
      <style:paragraph-properties fo:line-height="150%"/>
      <style:text-properties style:font-name="Arial" officeooo:rsid="001ef921" officeooo:paragraph-rsid="001ef921"/>
    </style:style>
    <style:style style:name="P10" style:family="paragraph" style:parent-style-name="Table_20_Contents">
      <style:paragraph-properties fo:line-height="150%"/>
      <style:text-properties style:font-name="Arial" officeooo:rsid="001fb7e8" officeooo:paragraph-rsid="001fb7e8"/>
    </style:style>
    <style:style style:name="P11" style:family="paragraph" style:parent-style-name="Table_20_Contents">
      <style:paragraph-properties fo:line-height="150%"/>
      <style:text-properties style:font-name="Arial" officeooo:rsid="002171b6" officeooo:paragraph-rsid="002171b6"/>
    </style:style>
    <style:style style:name="P12" style:family="paragraph" style:parent-style-name="Table_20_Contents">
      <style:paragraph-properties fo:line-height="150%"/>
      <style:text-properties style:font-name="Arial" officeooo:rsid="00240d6f" officeooo:paragraph-rsid="00240d6f"/>
    </style:style>
    <style:style style:name="P13" style:family="paragraph" style:parent-style-name="Table_20_Contents">
      <style:paragraph-properties fo:line-height="150%"/>
      <style:text-properties style:font-name="Arial" officeooo:rsid="0022ad50" officeooo:paragraph-rsid="0022ad50"/>
    </style:style>
    <style:style style:name="P14" style:family="paragraph" style:parent-style-name="Table_20_Contents">
      <style:paragraph-properties fo:line-height="150%"/>
      <style:text-properties style:font-name="Arial" officeooo:rsid="002583fc" officeooo:paragraph-rsid="002583fc"/>
    </style:style>
    <style:style style:name="P15" style:family="paragraph" style:parent-style-name="Table_20_Contents">
      <style:paragraph-properties fo:line-height="150%"/>
      <style:text-properties style:font-name="Arial" officeooo:rsid="002677fb" officeooo:paragraph-rsid="002677fb"/>
    </style:style>
    <style:style style:name="P16" style:family="paragraph" style:parent-style-name="Table_20_Contents">
      <style:paragraph-properties fo:line-height="150%"/>
      <style:text-properties style:font-name="Arial" officeooo:rsid="00278f51" officeooo:paragraph-rsid="00278f51"/>
    </style:style>
    <style:style style:name="P17" style:family="paragraph" style:parent-style-name="Table_20_Contents">
      <style:paragraph-properties fo:line-height="150%"/>
      <style:text-properties style:font-name="Arial" officeooo:rsid="0028ff31" officeooo:paragraph-rsid="0028ff31"/>
    </style:style>
    <style:style style:name="P18" style:family="paragraph" style:parent-style-name="Table_20_Contents">
      <style:paragraph-properties fo:line-height="150%"/>
      <style:text-properties style:font-name="Arial"/>
    </style:style>
    <style:style style:name="P19" style:family="paragraph" style:parent-style-name="Table_20_Contents">
      <style:paragraph-properties fo:line-height="150%"/>
      <style:text-properties style:font-name="Arial" officeooo:rsid="00486c68" officeooo:paragraph-rsid="00486c68"/>
    </style:style>
    <style:style style:name="T1" style:family="text">
      <style:text-properties officeooo:rsid="001ef921"/>
    </style:style>
    <style:style style:name="T2" style:family="text">
      <style:text-properties officeooo:rsid="002583fc"/>
    </style:style>
    <style:style style:name="T3" style:family="text">
      <style:text-properties officeooo:rsid="0025d93a"/>
    </style:style>
    <style:style style:name="T4" style:family="text">
      <style:text-properties officeooo:rsid="00278f51"/>
    </style:style>
    <style:style style:name="T5" style:family="text">
      <style:text-properties officeooo:rsid="0029152f"/>
    </style:style>
    <style:style style:name="T6" style:family="text">
      <style:text-properties officeooo:rsid="002ce23e"/>
    </style:style>
    <style:style style:name="T7" style:family="text">
      <style:text-properties fo:color="#0066b3"/>
    </style:style>
    <style:style style:name="T8" style:family="text">
      <style:text-properties fo:color="#08ac5e"/>
    </style:style>
    <style:style style:name="T9" style:family="text">
      <style:text-properties fo:color="#ed1c24"/>
    </style:style>
    <style:style style:name="T10" style:family="text">
      <style:text-properties fo:color="#ed1c24" officeooo:rsid="003a835a"/>
    </style:style>
    <style:style style:name="T11" style:family="text">
      <style:text-properties fo:color="#aa55a1"/>
    </style:style>
    <style:style style:name="T12" style:family="text">
      <style:text-properties fo:color="#aa55a1" officeooo:rsid="002db502"/>
    </style:style>
    <style:style style:name="T13" style:family="text">
      <style:text-properties fo:color="#00a65d"/>
    </style:style>
    <style:style style:name="T14" style:family="text">
      <style:text-properties fo:font-size="14pt" officeooo:rsid="001ef921" style:font-size-asian="14pt" style:font-size-complex="14pt"/>
    </style:style>
    <style:style style:name="T15" style:family="text">
      <style:text-properties officeooo:rsid="003a835a"/>
    </style:style>
    <style:style style:name="T16" style:family="text">
      <style:text-properties officeooo:rsid="003d3a2e"/>
    </style:style>
    <style:style style:name="T17" style:family="text">
      <style:text-properties officeooo:rsid="00450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Weiterentwicklung Intranet / Startseiten-Mockup</text:span></text:p>
      <text:p text:style-name="P4">Zusammenfassung</text:p>
      <text:p text:style-name="P2"/>
      <text:p text:style-name="P1">Datum: 17.09.2020</text:p>
      <text:p text:style-name="P1">Teilnehmer: <text:span text:style-name="T9">Christoph Mussenbrock (CM)</text:span>, <text:span text:style-name="T7">Jens Klaiber (JK)</text:span>, <text:span text:style-name="T8">Bartel Pieterse (BP)</text:span>, <text:span text:style-name="T11">Anna Förster (A</text:span><text:span text:style-name="T12">F</text:span><text:span text:style-name="T11">)</text:span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row>
          <table:table-cell table:style-name="Tabelle1.A1" office:value-type="string">
            <text:p text:style-name="P9">Nr. </text:p>
          </table:table-cell>
          <table:table-cell table:style-name="Tabelle1.A1" office:value-type="string">
            <text:p text:style-name="P9">Inhalt</text:p>
          </table:table-cell>
          <table:table-cell table:style-name="Tabelle1.A1" office:value-type="string">
            <text:p text:style-name="P9">ToDo</text:p>
          </table:table-cell>
          <table:table-cell table:style-name="Tabelle1.A1" office:value-type="string">
            <text:p text:style-name="P9">Bis wann?</text:p>
          </table:table-cell>
          <table:table-cell table:style-name="Tabelle1.E1" office:value-type="string">
            <text:p text:style-name="P10">Zuständig</text:p>
          </table:table-cell>
        </table:table-row>
        <table:table-row>
          <table:table-cell table:style-name="Tabelle1.A2" office:value-type="string">
            <text:p text:style-name="P9">1.</text:p>
          </table:table-cell>
          <table:table-cell table:style-name="Tabelle1.A2" office:value-type="string">
            <text:p text:style-name="P9"><text:span text:style-name="T10">CM</text:span><text:span text:style-name="T15"> gibt k</text:span>urzes Feedback zur AL-Sitzung am 15.09.</text:p>
            <text:p text:style-name="P9">Beschluss der AL-Runde: </text:p>
            <text:p text:style-name="P9">- die neue Startseite wird begrüßt</text:p>
            <text:p text:style-name="P9">- die ELKB-IT hat den Auftrag, gemäß der Zeitplanung fortzufahren</text:p>
          </table:table-cell>
          <table:table-cell table:style-name="Tabelle1.A2" office:value-type="string">
            <text:p text:style-name="P18">--</text:p>
          </table:table-cell>
          <table:table-cell table:style-name="Tabelle1.A2" office:value-type="string">
            <text:p text:style-name="P18">--</text:p>
          </table:table-cell>
          <table:table-cell table:style-name="Tabelle1.E2" office:value-type="string">
            <text:p text:style-name="P18">--</text:p>
          </table:table-cell>
        </table:table-row>
        <table:table-row>
          <table:table-cell table:style-name="Tabelle1.A2" office:value-type="string">
            <text:p text:style-name="P10">2. </text:p>
          </table:table-cell>
          <table:table-cell table:style-name="Tabelle1.A2" office:value-type="string">
            <text:p text:style-name="P10"><text:span text:style-name="T13">BP</text:span>: Das Intranet-Team führte 2019 mehrere Workshops mit verschiedenen Zielgruppen durch, um Anforderungen <text:span text:style-name="T16">und Wünsche der User </text:span>an das neue Intranet besser zu verstehen. Aus diesen Workshops gingen mehrere Wünsche, Bedürfnisse und Ideen hervor, die im gegenwärtigen Entwurf der Startseite nicht berücksichtigt werden. </text:p>
            <text:p text:style-name="P10"/>
            <text:p text:style-name="P10"><text:span text:style-name="T9">CM</text:span> und <text:span text:style-name="T7">JK</text:span>: die Ergebnisse dieser Workshops <text:span text:style-name="T6">sollten in dieser Runde vorgestellt werden</text:span>.</text:p>
          </table:table-cell>
          <table:table-cell table:style-name="Tabelle1.A2" office:value-type="string">
            <text:p text:style-name="P10">Die Ergebnisse der Workshops von 2019 aufbereiten und bei der nächsten Runde präsentieren. </text:p>
            <text:p text:style-name="P10">Diese Ergebnisse sollen diskutiert werden, ob und wie sie in die neue Startseite aufgenommen werden.</text:p>
          </table:table-cell>
          <table:table-cell table:style-name="Tabelle1.A2" office:value-type="string">
            <text:p text:style-name="P10">01.10.20</text:p>
          </table:table-cell>
          <table:table-cell table:style-name="Tabelle1.E2" office:value-type="string">
            <text:p text:style-name="P5">BP</text:p>
          </table:table-cell>
        </table:table-row>
        <table:table-row>
          <table:table-cell table:style-name="Tabelle1.A2" office:value-type="string">
            <text:p text:style-name="P10">3.</text:p>
          </table:table-cell>
          <table:table-cell table:style-name="Tabelle1.A2" office:value-type="string">
            <text:p text:style-name="P10"><text:span text:style-name="T13">BP</text:span>: Das Redesign der Intranet-Startseite ist ein Punkt von vielen im Konzept des neuen Intranets, dessen Kern die Migration des Intranets von Drupal 7 auf Drupal 9 ist. <text:span text:style-name="T2">Zum jetzigen Zeitpunkt ist es eigentlich zu früh, die Startseite umzugestalten, weil es im Konzept an späterer Stelle kommt. Und manche Teile </text:span><text:soft-page-break/><text:span text:style-name="T2">des Startseiten-Mockups sind im jetzigen Intranet (Drupal 7) nicht umsetzbar. Auch gibt es beim Startseiten-Mockup kein klares Konzept, es ist eher die Wiedergabe von Wünschen und Präferenzen der Teilnehmer des DT-Workshops bzw. der späteren Feedbackgeber.</text:span></text:p>
            <text:p text:style-name="P10"/>
            <text:p text:style-name="P10"><text:span text:style-name="T5">Aussage </text:span><text:span text:style-name="T9">CM</text:span>: möchte genauer verstehen, was die Umstellung von Drupal 7 auf Drupal 9 technisch und für die Intranet-User bedeutet.</text:p>
            <text:p text:style-name="P10">Es soll diskutiert werden, ob das Redesign der Startseite als Facelifting des gegenwärtigen Intranets weitergeführt werden soll, oder zurückgestellt werden soll, bis die Migration auf Drupal 9 abgeschlossen ist.</text:p>
          </table:table-cell>
          <table:table-cell table:style-name="Tabelle1.A2" office:value-type="string">
            <text:p text:style-name="P11">Es soll beim nächsten Meeting genauer erläutert werden, was die Umstellung von D7 auf D9 bedeutet.</text:p>
          </table:table-cell>
          <table:table-cell table:style-name="Tabelle1.A2" office:value-type="string">
            <text:p text:style-name="P11">01.10.20</text:p>
          </table:table-cell>
          <table:table-cell table:style-name="Tabelle1.E2" office:value-type="string">
            <text:p text:style-name="P6">BP</text:p>
          </table:table-cell>
        </table:table-row>
        <table:table-row>
          <table:table-cell table:style-name="Tabelle1.A2" office:value-type="string">
            <text:p text:style-name="P11">4. </text:p>
          </table:table-cell>
          <table:table-cell table:style-name="Tabelle1.A2" office:value-type="string">
            <text:p text:style-name="P11">Die Kommunikation innerhalb des Projektteams „Startseiten-Redesign“ läuft nicht optimal. Es herrscht Klärungsbedarf.</text:p>
          </table:table-cell>
          <table:table-cell table:style-name="Tabelle1.A2" office:value-type="string">
            <text:p text:style-name="P11">Es soll ein Meeting zwischen <text:span text:style-name="T9">CM</text:span>, <text:span text:style-name="T13">BP</text:span> und <text:span text:style-name="T7">JK</text:span> stattfinden. </text:p>
            <text:p text:style-name="P11"><text:span text:style-name="T7">JK</text:span> macht einen Terminvorschlag</text:p>
          </table:table-cell>
          <table:table-cell table:style-name="Tabelle1.A2" office:value-type="string">
            <text:p text:style-name="P12">Noch offen</text:p>
          </table:table-cell>
          <table:table-cell table:style-name="Tabelle1.E2" office:value-type="string">
            <text:p text:style-name="P7">JK</text:p>
          </table:table-cell>
        </table:table-row>
        <table:table-row>
          <table:table-cell table:style-name="Tabelle1.A2" office:value-type="string">
            <text:p text:style-name="P13">5.</text:p>
          </table:table-cell>
          <table:table-cell table:style-name="Tabelle1.A2" office:value-type="string">
            <text:p text:style-name="P14"><text:span text:style-name="T11">AF</text:span> zeigt die Änderungen am Startseiten-Mockup, die seit dem letzten Meeting gemacht wurden. </text:p>
            <text:p text:style-name="P14">- <text:span text:style-name="T3">Neue externe Links im Menüpunkt „Veröffentlichungen“</text:span></text:p>
            <text:p text:style-name="P14">- <text:span text:style-name="T3">Umplatzierung des Punktes „LKA Amtsleiter informiert“ - jetzt hinter „LKA intern“ und soll nur für LKA-Mitarbeiter sichtbar sein.</text:span></text:p>
            <text:p text:style-name="P14">- <text:span text:style-name="T3">Einführung von sticky Header</text:span></text:p>
            <text:p text:style-name="P14">- <text:span text:style-name="T3">Reduzierung der Auswahlreiter von 5 </text:span><text:soft-page-break/><text:span text:style-name="T3">auf 3</text:span></text:p>
            <text:p text:style-name="P14">- <text:span text:style-name="T3">Reiter „Meine Portale und Organisationen“ sollen ins Benutzerkonto, nicht auf die Startseite</text:span></text:p>
            <text:p text:style-name="P15">- der Wunsch, die gesamte Startseite auf einen Bildschirm zu bringen, sodass Scrollen nicht notwendig ist, ist schwierig umzusetzen, <text:span text:style-name="T4">da dann kaum Platz für </text:span></text:p>
            <text:p text:style-name="P16">weiteren Inhalt unterhalb der Schlagzeilen <text:span text:style-name="T17">bleibt</text:span></text:p>
            <text:p text:style-name="P16"/>
            <text:p text:style-name="P16"><text:span text:style-name="T9">CM</text:span> und <text:span text:style-name="T13">BP</text:span>: Anpassung der Startseite für mobiles Design notwendig.</text:p>
            <text:p text:style-name="P16"/>
            <text:p text:style-name="P16"><text:span text:style-name="T9">CM</text:span>: Fokus der Intranet-Nutzung liegt beim Desktop, nicht bei mobilen Geräten. Es gilt zu überlegen, ob die mobile Variante der Startseite nicht eine Anpassung der Desktop-Variante, sondern eine eigens für mobile Endgeräte gestaltete Seite sein soll.</text:p>
          </table:table-cell>
          <table:table-cell table:style-name="Tabelle1.A2" office:value-type="string">
            <text:p text:style-name="P17">Weiterentwicklung gemäß der erhaltenen Feedbacks. Nächster Schwerpunkt: Umgestaltung des Intranet-Tabs</text:p>
          </table:table-cell>
          <table:table-cell table:style-name="Tabelle1.A2" office:value-type="string">
            <text:p text:style-name="P19">fortlaufend</text:p>
          </table:table-cell>
          <table:table-cell table:style-name="Tabelle1.E2" office:value-type="string">
            <text:p text:style-name="P8">AF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5:17:57.040089238</meta:creation-date>
    <dc:date>2020-09-21T10:57:04.876933767</dc:date>
    <meta:editing-duration>PT42M6S</meta:editing-duration>
    <meta:editing-cycles>32</meta:editing-cycles>
    <meta:generator>LibreOffice/6.0.7.3$Linux_X86_64 LibreOffice_project/00m0$Build-3</meta:generator>
    <meta:document-statistic meta:table-count="1" meta:image-count="0" meta:object-count="0" meta:page-count="3" meta:paragraph-count="51" meta:word-count="481" meta:character-count="3308" meta:non-whitespace-character-count="2869"/>
  </office:meta>
</office:document-meta>
</file>